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4e72"/>
    </style:style>
    <style:style style:name="P2" style:family="paragraph" style:parent-style-name="Text_20_body">
      <style:text-properties fo:font-weight="normal" officeooo:paragraph-rsid="001df6d0" style:font-weight-asian="normal" style:font-weight-complex="normal"/>
    </style:style>
    <style:style style:name="P3" style:family="paragraph" style:parent-style-name="Text_20_body">
      <style:text-properties officeooo:paragraph-rsid="001f4ff2"/>
    </style:style>
    <style:style style:name="P4" style:family="paragraph" style:parent-style-name="Text_20_body">
      <style:text-properties fo:font-weight="bold" officeooo:rsid="00184164" officeooo:paragraph-rsid="00184164" style:font-weight-asian="bold" style:font-weight-complex="bold"/>
    </style:style>
    <style:style style:name="P5" style:family="paragraph" style:parent-style-name="Text_20_body">
      <style:text-properties fo:font-weight="bold" officeooo:rsid="001df6d0" officeooo:paragraph-rsid="001df6d0" style:font-weight-asian="bold" style:font-weight-complex="bold"/>
    </style:style>
    <style:style style:name="P6" style:family="paragraph" style:parent-style-name="Text_20_body">
      <style:text-properties fo:font-weight="bold" officeooo:rsid="00274242" officeooo:paragraph-rsid="00274242" style:font-weight-asian="bold" style:font-weight-complex="bold"/>
    </style:style>
    <style:style style:name="P7" style:family="paragraph" style:parent-style-name="Text_20_body">
      <style:text-properties fo:font-weight="bold" officeooo:rsid="002758e1" officeooo:paragraph-rsid="002758e1" style:font-weight-asian="bold" style:font-weight-complex="bold"/>
    </style:style>
    <style:style style:name="P8" style:family="paragraph" style:parent-style-name="Text_20_body">
      <style:text-properties fo:font-style="italic" officeooo:rsid="00184164" officeooo:paragraph-rsid="00184164" style:font-style-asian="italic" style:font-style-complex="italic"/>
    </style:style>
    <style:style style:name="P9" style:family="paragraph" style:parent-style-name="Text_20_body">
      <style:text-properties officeooo:paragraph-rsid="002758e1"/>
    </style:style>
    <style:style style:name="P10" style:family="paragraph" style:parent-style-name="Text_20_body">
      <style:text-properties officeooo:rsid="002758e1" officeooo:paragraph-rsid="002758e1"/>
    </style:style>
    <style:style style:name="P11" style:family="paragraph" style:parent-style-name="Text_20_body">
      <style:text-properties officeooo:rsid="002758e1" officeooo:paragraph-rsid="002bd815"/>
    </style:style>
    <style:style style:name="P12" style:family="paragraph" style:parent-style-name="Standard">
      <style:text-properties fo:font-size="12pt" officeooo:paragraph-rsid="0018ca9b" style:font-size-asian="10.5pt" style:font-size-complex="12pt"/>
    </style:style>
    <style:style style:name="P13" style:family="paragraph" style:parent-style-name="Standard">
      <style:text-properties fo:font-size="12pt" fo:font-weight="normal" officeooo:rsid="00184164" officeooo:paragraph-rsid="003285f6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paragraph-rsid="00258a9d"/>
    </style:style>
    <style:style style:name="P15" style:family="paragraph" style:parent-style-name="Standard">
      <style:text-properties fo:font-size="15pt" fo:font-weight="bold" officeooo:rsid="003285f6" officeooo:paragraph-rsid="003285f6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2pt" officeooo:rsid="00184164" officeooo:paragraph-rsid="00184164" style:font-size-asian="10.5pt" style:font-size-complex="12pt"/>
    </style:style>
    <style:style style:name="P17" style:family="paragraph" style:parent-style-name="Standard">
      <style:text-properties officeooo:paragraph-rsid="00184164"/>
    </style:style>
    <style:style style:name="P18" style:family="paragraph" style:parent-style-name="Text_20_body">
      <style:text-properties fo:font-size="15pt" fo:font-weight="bold" officeooo:rsid="00258a9d" officeooo:paragraph-rsid="003e8104" style:font-size-asian="15pt" style:font-weight-asian="bold" style:font-size-complex="15pt" style:font-weight-complex="bold"/>
    </style:style>
    <style:style style:name="T1" style:family="text">
      <style:text-properties officeooo:rsid="00184164"/>
    </style:style>
    <style:style style:name="T2" style:family="text">
      <style:text-properties officeooo:rsid="0018ca9b"/>
    </style:style>
    <style:style style:name="T3" style:family="text">
      <style:text-properties officeooo:rsid="00199ac2"/>
    </style:style>
    <style:style style:name="T4" style:family="text">
      <style:text-properties officeooo:rsid="001b4257"/>
    </style:style>
    <style:style style:name="T5" style:family="text">
      <style:text-properties officeooo:rsid="001b6b6f"/>
    </style:style>
    <style:style style:name="T6" style:family="text">
      <style:text-properties officeooo:rsid="001d4e72"/>
    </style:style>
    <style:style style:name="T7" style:family="text">
      <style:text-properties officeooo:rsid="001df6d0"/>
    </style:style>
    <style:style style:name="T8" style:family="text">
      <style:text-properties officeooo:rsid="001e25f1"/>
    </style:style>
    <style:style style:name="T9" style:family="text">
      <style:text-properties officeooo:rsid="001f2531"/>
    </style:style>
    <style:style style:name="T10" style:family="text">
      <style:text-properties officeooo:rsid="001f4ff2"/>
    </style:style>
    <style:style style:name="T11" style:family="text">
      <style:text-properties officeooo:rsid="001f5138"/>
    </style:style>
    <style:style style:name="T12" style:family="text">
      <style:text-properties officeooo:rsid="00211029"/>
    </style:style>
    <style:style style:name="T13" style:family="text">
      <style:text-properties officeooo:rsid="00211d1a"/>
    </style:style>
    <style:style style:name="T14" style:family="text">
      <style:text-properties officeooo:rsid="00227257"/>
    </style:style>
    <style:style style:name="T15" style:family="text">
      <style:text-properties officeooo:rsid="0022f4c4"/>
    </style:style>
    <style:style style:name="T16" style:family="text">
      <style:text-properties officeooo:rsid="002758e1"/>
    </style:style>
    <style:style style:name="T17" style:family="text">
      <style:text-properties officeooo:rsid="0027ab9b"/>
    </style:style>
    <style:style style:name="T18" style:family="text">
      <style:text-properties officeooo:rsid="00284b37"/>
    </style:style>
    <style:style style:name="T19" style:family="text">
      <style:text-properties officeooo:rsid="00291f3a"/>
    </style:style>
    <style:style style:name="T20" style:family="text">
      <style:text-properties officeooo:rsid="0029bb16"/>
    </style:style>
    <style:style style:name="T21" style:family="text">
      <style:text-properties officeooo:rsid="002ab2d4"/>
    </style:style>
    <style:style style:name="T22" style:family="text">
      <style:text-properties officeooo:rsid="002abfc6"/>
    </style:style>
    <style:style style:name="T23" style:family="text">
      <style:text-properties officeooo:rsid="002bd815"/>
    </style:style>
    <style:style style:name="T24" style:family="text">
      <style:text-properties officeooo:rsid="002c58e1"/>
    </style:style>
    <style:style style:name="T25" style:family="text">
      <style:text-properties officeooo:rsid="002df4a5"/>
    </style:style>
    <style:style style:name="T26" style:family="text">
      <style:text-properties officeooo:rsid="002ef53b"/>
    </style:style>
    <style:style style:name="T27" style:family="text">
      <style:text-properties officeooo:rsid="003033ad"/>
    </style:style>
    <style:style style:name="T28" style:family="text">
      <style:text-properties officeooo:rsid="0032577a"/>
    </style:style>
    <style:style style:name="T29" style:family="text">
      <style:text-properties officeooo:rsid="003285f6"/>
    </style:style>
    <style:style style:name="T30" style:family="text">
      <style:text-properties officeooo:rsid="0032ec46"/>
    </style:style>
    <style:style style:name="T31" style:family="text">
      <style:text-properties officeooo:rsid="00338eae"/>
    </style:style>
    <style:style style:name="T32" style:family="text">
      <style:text-properties officeooo:rsid="003564b3"/>
    </style:style>
    <style:style style:name="T33" style:family="text">
      <style:text-properties officeooo:rsid="00374ba8"/>
    </style:style>
    <style:style style:name="T34" style:family="text">
      <style:text-properties officeooo:rsid="0039b453"/>
    </style:style>
    <style:style style:name="T35" style:family="text">
      <style:text-properties officeooo:rsid="003b56aa"/>
    </style:style>
    <style:style style:name="T36" style:family="text">
      <style:text-properties fo:font-size="15pt" fo:font-weight="bold" officeooo:rsid="00184164" style:font-size-asian="15pt" style:font-weight-asian="bold" style:font-size-complex="15pt" style:font-weight-complex="bold"/>
    </style:style>
    <style:style style:name="T37" style:family="text">
      <style:text-properties officeooo:rsid="003e6c55"/>
    </style:style>
    <style:style style:name="T38" style:family="text">
      <style:text-properties officeooo:rsid="003e8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Úvodní text</text:p>
      <text:p text:style-name="P13"><text:span text:style-name="T29">Oslovili jsme osm (dle předvolebních průzkumů) nejsilnějších subjektů, které budou kandidovat do zastupitelstva Hlavního města Prahy, s otázkami, které považujeme za důležité. </text:span><text:span text:style-name="T37">Jediní, kdo nám ani po opakovaných urgencích neodpověděli, byli Svobodní, </text:span><text:span text:style-name="T31">a ODS místo odpovědi poslala program, </text:span><text:span text:style-name="T32">z něhož jsme </text:span><text:span text:style-name="T33">vyčetli odpovědi na některé otázky.</text:span><text:span text:style-name="T32"> </text:span></text:p>
      <text:p text:style-name="P17"><text:span text:style-name="T36"/></text:p>
      <text:p text:style-name="P18"><text:span text:style-name="T38">Infoboxy</text:span></text:p>
      <text:p text:style-name="P4">Participativní rozpočtování</text:p>
      <text:p text:style-name="Text_20_body">Participativní rozpočtování je proces, ve kterém se jednotlivci rozhodují, jak přidělit část obecního nebo veřejného rozpočtu. Participativní rozpočtování umožňuje občanům diskutovat o jednotlivých složkách veřejných výdajů a některé z nich upřednostňovat, a dává jim možnost rozhodovat o tom, jak jsou peníze vynakládány.</text:p>
      <text:p text:style-name="P8">Více viz cs.wikipedia.org/wiki/Participativní_rozpočtování</text:p>
      <text:p text:style-name="Text_20_body"/>
      <text:p text:style-name="P4">Zaměstnanecká díla</text:p>
      <text:p text:style-name="P1"><text:span text:style-name="T1">Zaměstnanecké dílo je díl</text:span><text:span text:style-name="T3">o vytvořené zaměstnancem, v tomto případě zaměstnancem školy. </text:span><text:span text:style-name="T5">Hlavní město Praha </text:span><text:span text:style-name="T6">je zřizovatelem</text:span><text:span text:style-name="T4"> střední</text:span><text:span text:style-name="T5">ch</text:span><text:span text:style-name="T4">, vyšší</text:span><text:span text:style-name="T5">ch</text:span><text:span text:style-name="T4"> odborn</text:span><text:span text:style-name="T5">ých</text:span><text:span text:style-name="T4"> a základní</text:span><text:span text:style-name="T5">ch</text:span><text:span text:style-name="T4"> uměleck</text:span><text:span text:style-name="T5">ých</text:span><text:span text:style-name="T4"> škol </text:span><text:span text:style-name="T5">v Praze</text:span><text:span text:style-name="T4">. </text:span><text:span text:style-name="T7">Je tak na ní, zda se rozhodne vyhláškou nařídit, aby zaměstnanecká díla (učební materiály, prezentace atd.) byla uvolňována pod svobodnou licencí, aby je bylo možné šířit, upravovat a zdokonalovat.</text:span></text:p>
      <text:p text:style-name="Text_20_body"/>
      <text:p text:style-name="P5">Metadata</text:p>
      <text:p text:style-name="P2"><text:span text:style-name="T7">Metadata jsou „data o datech“</text:span><text:span text:style-name="T8">. Takovými metadaty u smluv jsou např. smluvní strany, typ smlouvy, datum uzavření, doba trvání či cena. </text:span><text:span text:style-name="T9">V současnosti zveřejňuje smlouvy Hlavní město Praha (nepřehledně a se špatnými údaji v metadatech, např. v ceně), ale ne </text:span><text:span text:style-name="T10">už </text:span><text:span text:style-name="T9">kontroverzní podniky jako jsou Dopravní podnik Praha, Pražská plynárenská atd.</text:span></text:p>
      <text:p text:style-name="P5"/>
      <text:p text:style-name="P5">Svobodný software</text:p>
      <text:p text:style-name="P3"><text:span text:style-name="T10">Svobodný software je takový software, který lze svobodně </text:span><text:span text:style-name="T12">zkoumat, </text:span><text:span text:style-name="T10">šířit, upravovat a vylepšovat </text:span><text:span text:style-name="T11">(Firefox, Linux, OpenOffice atd.)</text:span><text:span text:style-name="T10">. </text:span><text:span text:style-name="T11">V tom je rozdílný od software s uzavřeným kódem, </text:span><text:span text:style-name="T13">u něhož autor </text:span><text:span text:style-name="T14">různ</text:span><text:span text:style-name="T15">é</text:span><text:span text:style-name="T13"> způsoby užívání omezuje či zakazuje (</text:span><text:span text:style-name="T22">typicky</text:span><text:span text:style-name="T13"> produkty Microsoft).</text:span></text:p>
      <text:p text:style-name="P14"/>
      <text:p text:style-name="P6">Bezplatné MHD</text:p>
      <text:p text:style-name="P11"><text:span text:style-name="T19">V hlavním městě Estonska Tallinnu od roku 2013 funguje bezplatná MHD pro místní. Předtím byla veřejná doprava silně dotována (</text:span><text:span text:style-name="T20">stejně jako v Praze</text:span><text:span text:style-name="T19">), </text:span><text:span text:style-name="T20">nyní je hrazena z rozpočtu města </text:span><text:span text:style-name="T23">celá</text:span><text:span text:style-name="T20">. </text:span><text:span text:style-name="T21">Jízdné platí jen turisté a lidé, kteří ve městě nemají trvalý pobyt. </text:span><text:span text:style-name="T23">V Tallinnu se </text:span><text:span text:style-name="T24">zavedením bezplatné</text:span><text:span text:style-name="T23"> </text:span><text:span text:style-name="T25">hromadné dopravy</text:span><text:span text:style-name="T23"> podařilo zastavit </text:span><text:span text:style-name="T25">klesající trend </text:span><text:span text:style-name="T26">počtu </text:span><text:span text:style-name="T27">jejích uživatelů</text:span><text:span text:style-name="T23">. </text:span><text:span text:style-name="T28">Bezplatná MHD slaví úspěch i ve Frýdku-Místku.</text:span></text:p>
      <text:p text:style-name="P10"/>
      <text:p text:style-name="P7">Referendum</text:p>
      <text:p text:style-name="P9"><text:span text:style-name="T16">Pro vyvolání místního referenda v Praze j</text:span>e potřeba získat podpisy 6 % <text:span text:style-name="T16">osob s právem volit do zastupitelstva, c</text:span>ož je <text:span text:style-name="T16">přes </text:span>55 000 podpisů. <text:span text:style-name="T16">Není divu, </text:span><text:span text:style-name="T17">že celopražské referendum se ještě nekonalo. Přitom</text:span> zastupitelstvo <text:span text:style-name="T17">může referendum vypsat samo od sebe </text:span><text:span text:style-name="T18">bez ohledu na podpis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30T00:41:12</meta:creation-date>
    <dc:date>2014-09-03T19:09:26</dc:date>
    <dc:creator>Adam </dc:creator>
    <meta:editing-duration>PT3H42M22S</meta:editing-duration>
    <meta:editing-cycles>45</meta:editing-cycles>
    <meta:generator>LibreOffice/4.0.2.2$Linux_X86_64 LibreOffice_project/400m0$Build-2</meta:generator>
    <meta:document-statistic meta:table-count="0" meta:image-count="0" meta:object-count="0" meta:page-count="1" meta:paragraph-count="16" meta:word-count="354" meta:character-count="2500" meta:non-whitespace-character-count="2161"/>
  </office:meta>
</office:document-meta>
</file>